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officeooo:paragraph-rsid="001d5327"/>
    </style:style>
    <style:style style:name="P2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officeooo:paragraph-rsid="002193c9"/>
    </style:style>
    <style:style style:name="P3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officeooo:paragraph-rsid="00228639"/>
    </style:style>
    <style:style style:name="P4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officeooo:paragraph-rsid="001f5202"/>
    </style:style>
    <style:style style:name="P5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officeooo:paragraph-rsid="00209670"/>
    </style:style>
    <style:style style:name="P6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font-weight="bold" officeooo:paragraph-rsid="002193c9" style:font-weight-asian="bold" style:font-weight-complex="bold"/>
    </style:style>
    <style:style style:name="P7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style:font-name="AnjaliOldLipi" officeooo:paragraph-rsid="0019c870"/>
    </style:style>
    <style:style style:name="P8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officeooo:rsid="00173472" officeooo:paragraph-rsid="00173472" style:font-style-asian="italic" style:font-style-complex="italic"/>
    </style:style>
    <style:style style:name="P9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officeooo:rsid="00173472" officeooo:paragraph-rsid="001ac4f4" style:font-style-asian="italic" style:font-style-complex="italic"/>
    </style:style>
    <style:style style:name="P10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officeooo:rsid="0017f53f" officeooo:paragraph-rsid="0017f53f" style:font-style-asian="italic" style:font-style-complex="italic"/>
    </style:style>
    <style:style style:name="P11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officeooo:rsid="0017f53f" officeooo:paragraph-rsid="0019c870" style:font-style-asian="italic" style:font-style-complex="italic"/>
    </style:style>
    <style:style style:name="P12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officeooo:rsid="001ac4f4" officeooo:paragraph-rsid="001ac4f4" style:font-style-asian="italic" style:font-style-complex="italic"/>
    </style:style>
    <style:style style:name="P13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fo:font-weight="normal" officeooo:rsid="001ac4f4" officeooo:paragraph-rsid="001d5327" style:font-style-asian="italic" style:font-weight-asian="normal" style:font-style-complex="italic" style:font-weight-complex="normal"/>
    </style:style>
    <style:style style:name="P14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fo:font-weight="normal" officeooo:rsid="001ac4f4" officeooo:paragraph-rsid="001f5202" style:font-style-asian="italic" style:font-weight-asian="normal" style:font-style-complex="italic" style:font-weight-complex="normal"/>
    </style:style>
    <style:style style:name="P15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fo:font-weight="normal" officeooo:rsid="001ac4f4" officeooo:paragraph-rsid="002193c9" style:font-style-asian="italic" style:font-weight-asian="normal" style:font-style-complex="italic" style:font-weight-complex="normal"/>
    </style:style>
    <style:style style:name="P16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fo:font-weight="normal" officeooo:rsid="001ac4f4" officeooo:paragraph-rsid="00228639" style:font-style-asian="italic" style:font-weight-asian="normal" style:font-style-complex="italic" style:font-weight-complex="normal"/>
    </style:style>
    <style:style style:name="P17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fo:font-weight="normal" officeooo:rsid="00228639" officeooo:paragraph-rsid="00228639" style:font-style-asian="italic" style:font-weight-asian="normal" style:font-style-complex="italic" style:font-weight-complex="normal"/>
    </style:style>
    <style:style style:name="P18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officeooo:rsid="001d5327" officeooo:paragraph-rsid="001d5327"/>
    </style:style>
    <style:style style:name="P1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style:font-name="AnjaliOldLipi" fo:font-style="normal" officeooo:rsid="00157e81" officeooo:paragraph-rsid="00157e81" style:font-style-asian="normal" style:font-style-complex="normal"/>
    </style:style>
    <style:style style:name="P20" style:family="paragraph" style:parent-style-name="Standard">
      <loext:graphic-properties draw:fill="none"/>
      <style:paragraph-properties fo:margin-left="1in" fo:margin-right="0in" fo:line-height="150%" fo:text-align="justify" style:justify-single-word="false" fo:text-indent="0in" style:auto-text-indent="false" fo:background-color="transparent"/>
      <style:text-properties style:font-name="AnjaliOldLipi" fo:font-style="italic" officeooo:rsid="0017f53f" officeooo:paragraph-rsid="0017f53f" style:font-style-asian="italic" style:font-style-complex="italic"/>
    </style:style>
    <style:style style:name="P21" style:family="paragraph" style:parent-style-name="Standard">
      <loext:graphic-properties draw:fill="none"/>
      <style:paragraph-properties fo:margin-left="1in" fo:margin-right="0in" fo:line-height="150%" fo:text-align="justify" style:justify-single-word="false" fo:text-indent="0in" style:auto-text-indent="false" fo:background-color="transparent"/>
      <style:text-properties style:font-name="AnjaliOldLipi" fo:font-style="italic" officeooo:rsid="0017f53f" officeooo:paragraph-rsid="0019c870" style:font-style-asian="italic" style:font-style-complex="italic"/>
    </style:style>
    <style:style style:name="P22" style:family="paragraph" style:parent-style-name="Standard">
      <loext:graphic-properties draw:fill="none"/>
      <style:paragraph-properties fo:margin-left="1in" fo:margin-right="0in" fo:line-height="150%" fo:text-align="justify" style:justify-single-word="false" fo:text-indent="0in" style:auto-text-indent="false" fo:background-color="transparent"/>
      <style:text-properties style:font-name="AnjaliOldLipi" fo:font-style="italic" officeooo:rsid="0017f53f" officeooo:paragraph-rsid="001ac4f4" style:font-style-asian="italic" style:font-style-complex="italic"/>
    </style:style>
    <style:style style:name="P23" style:family="paragraph" style:parent-style-name="Standard" style:master-page-name="">
      <loext:graphic-properties draw:fill="none"/>
      <style:paragraph-properties fo:margin-left="1in" fo:margin-right="0in" fo:line-height="150%" fo:text-align="justify" style:justify-single-word="false" fo:text-indent="0in" style:auto-text-indent="false" style:page-number="auto" fo:background-color="transparent"/>
      <style:text-properties style:font-name="AnjaliOldLipi" fo:font-style="italic" officeooo:rsid="0017f53f" officeooo:paragraph-rsid="0017f53f" style:font-style-asian="italic" style:font-style-complex="italic"/>
    </style:style>
    <style:style style:name="P24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/>
      <style:text-properties style:font-name="AnjaliOldLipi" officeooo:paragraph-rsid="00157e81"/>
    </style:style>
    <style:style style:name="P25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/>
      <style:text-properties style:font-name="AnjaliOldLipi" officeooo:paragraph-rsid="001bac6d"/>
    </style:style>
    <style:style style:name="P26" style:family="paragraph" style:parent-style-name="Standard" style:list-style-name="L3">
      <loext:graphic-properties draw:fill="none"/>
      <style:paragraph-properties fo:line-height="150%" fo:text-align="justify" style:justify-single-word="false" fo:background-color="transparent"/>
      <style:text-properties style:font-name="AnjaliOldLipi" officeooo:paragraph-rsid="0019c870"/>
    </style:style>
    <style:style style:name="P27" style:family="paragraph" style:parent-style-name="Standard" style:list-style-name="L4">
      <loext:graphic-properties draw:fill="none"/>
      <style:paragraph-properties fo:line-height="150%" fo:text-align="justify" style:justify-single-word="false" fo:background-color="transparent"/>
      <style:text-properties style:font-name="AnjaliOldLipi" officeooo:paragraph-rsid="0019c870"/>
    </style:style>
    <style:style style:name="P28" style:family="paragraph" style:parent-style-name="Standard" style:list-style-name="L7">
      <loext:graphic-properties draw:fill="none"/>
      <style:paragraph-properties fo:line-height="150%" fo:text-align="justify" style:justify-single-word="false" fo:background-color="transparent"/>
      <style:text-properties style:font-name="AnjaliOldLipi" officeooo:paragraph-rsid="001ac4f4"/>
    </style:style>
    <style:style style:name="P29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normal" officeooo:rsid="00157e81" officeooo:paragraph-rsid="00157e81" style:font-style-asian="normal" style:font-style-complex="normal"/>
    </style:style>
    <style:style style:name="P30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normal" officeooo:rsid="00157e81" officeooo:paragraph-rsid="00157e81" style:font-style-asian="normal" style:font-style-complex="normal"/>
    </style:style>
    <style:style style:name="P31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normal" officeooo:rsid="00157e81" officeooo:paragraph-rsid="0017f53f" style:font-style-asian="normal" style:font-style-complex="normal"/>
    </style:style>
    <style:style style:name="P32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normal" officeooo:rsid="00157e81" officeooo:paragraph-rsid="0019c870" style:font-style-asian="normal" style:font-style-complex="normal"/>
    </style:style>
    <style:style style:name="P33" style:family="paragraph" style:parent-style-name="Standard" style:list-style-name="L5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normal" officeooo:rsid="00157e81" officeooo:paragraph-rsid="0019c870" style:font-style-asian="normal" style:font-style-complex="normal"/>
    </style:style>
    <style:style style:name="P34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normal" officeooo:rsid="0017f53f" officeooo:paragraph-rsid="0017f53f" style:font-style-asian="normal" style:font-style-complex="normal"/>
    </style:style>
    <style:style style:name="P35" style:family="paragraph" style:parent-style-name="Standard" style:list-style-name="L6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normal" officeooo:rsid="001ac4f4" officeooo:paragraph-rsid="001ac4f4" style:font-style-asian="normal" style:font-style-complex="normal"/>
    </style:style>
    <style:style style:name="P36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normal" officeooo:rsid="001ac4f4" officeooo:paragraph-rsid="001ac4f4" style:font-style-asian="normal" style:font-style-complex="normal"/>
    </style:style>
    <style:style style:name="P37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normal" fo:font-weight="bold" officeooo:rsid="00157e81" officeooo:paragraph-rsid="0017f53f" style:font-style-asian="normal" style:font-weight-asian="bold" style:font-style-complex="normal" style:font-weight-complex="bold"/>
    </style:style>
    <style:style style:name="P38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normal" fo:font-weight="bold" officeooo:rsid="001ac4f4" officeooo:paragraph-rsid="001ac4f4" style:font-style-asian="normal" style:font-weight-asian="bold" style:font-style-complex="normal" style:font-weight-complex="bold"/>
    </style:style>
    <style:style style:name="P39" style:family="paragraph" style:parent-style-name="Standard" style:list-style-name="L7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normal" fo:font-weight="normal" officeooo:rsid="001ac4f4" officeooo:paragraph-rsid="001ac4f4" style:font-style-asian="normal" style:font-weight-asian="normal" style:font-style-complex="normal" style:font-weight-complex="normal"/>
    </style:style>
    <style:style style:name="P40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normal" fo:font-weight="normal" officeooo:rsid="001ac4f4" officeooo:paragraph-rsid="001ac4f4" style:font-style-asian="normal" style:font-weight-asian="normal" style:font-style-complex="normal" style:font-weight-complex="normal"/>
    </style:style>
    <style:style style:name="P41" style:family="paragraph" style:parent-style-name="Standard" style:list-style-name="L8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normal" fo:font-weight="normal" officeooo:rsid="001ac4f4" officeooo:paragraph-rsid="001ac4f4" style:font-style-asian="normal" style:font-weight-asian="normal" style:font-style-complex="normal" style:font-weight-complex="normal"/>
    </style:style>
    <style:style style:name="P42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normal" fo:font-weight="normal" officeooo:rsid="001d5327" officeooo:paragraph-rsid="001d5327" style:font-style-asian="normal" style:font-weight-asian="normal" style:font-style-complex="normal" style:font-weight-complex="normal"/>
    </style:style>
    <style:style style:name="P43" style:family="paragraph" style:parent-style-name="Standard" style:list-style-name="L9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normal" fo:font-weight="normal" officeooo:rsid="0017f53f" officeooo:paragraph-rsid="001d5327" style:font-style-asian="normal" style:font-weight-asian="normal" style:font-style-complex="normal" style:font-weight-complex="normal"/>
    </style:style>
    <style:style style:name="P44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officeooo:rsid="00173472" officeooo:paragraph-rsid="00173472" style:font-style-asian="italic" style:font-style-complex="italic"/>
    </style:style>
    <style:style style:name="P45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officeooo:rsid="0017f53f" officeooo:paragraph-rsid="0017f53f" style:font-style-asian="italic" style:font-style-complex="italic"/>
    </style:style>
    <style:style style:name="P46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officeooo:rsid="0017f53f" officeooo:paragraph-rsid="0019c870" style:font-style-asian="italic" style:font-style-complex="italic"/>
    </style:style>
    <style:style style:name="P47" style:family="paragraph" style:parent-style-name="Standard" style:list-style-name="L6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officeooo:rsid="001ac4f4" officeooo:paragraph-rsid="001ac4f4" style:font-style-asian="italic" style:font-style-complex="italic"/>
    </style:style>
    <style:style style:name="P48" style:family="paragraph" style:parent-style-name="Standard" style:list-style-name="L11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fo:font-weight="normal" officeooo:rsid="001ac4f4" officeooo:paragraph-rsid="001d5327" style:font-style-asian="italic" style:font-weight-asian="normal" style:font-style-complex="italic" style:font-weight-complex="normal"/>
    </style:style>
    <style:style style:name="P49" style:family="paragraph" style:parent-style-name="Standard" style:list-style-name="L12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fo:font-weight="normal" officeooo:rsid="001ac4f4" officeooo:paragraph-rsid="001d5327" style:font-style-asian="italic" style:font-weight-asian="normal" style:font-style-complex="italic" style:font-weight-complex="normal"/>
    </style:style>
    <style:style style:name="P50" style:family="paragraph" style:parent-style-name="Standard" style:list-style-name="L13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fo:font-weight="normal" officeooo:rsid="001ac4f4" officeooo:paragraph-rsid="001f5202" style:font-style-asian="italic" style:font-weight-asian="normal" style:font-style-complex="italic" style:font-weight-complex="normal"/>
    </style:style>
    <style:style style:name="P51" style:family="paragraph" style:parent-style-name="Standard" style:list-style-name="L14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fo:font-weight="normal" officeooo:rsid="001ac4f4" officeooo:paragraph-rsid="002193c9" style:font-style-asian="italic" style:font-weight-asian="normal" style:font-style-complex="italic" style:font-weight-complex="normal"/>
    </style:style>
    <style:style style:name="P52" style:family="paragraph" style:parent-style-name="Standard" style:list-style-name="L15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fo:font-weight="normal" officeooo:rsid="001ac4f4" officeooo:paragraph-rsid="002193c9" style:font-style-asian="italic" style:font-weight-asian="normal" style:font-style-complex="italic" style:font-weight-complex="normal"/>
    </style:style>
    <style:style style:name="P53" style:family="paragraph" style:parent-style-name="Standard" style:list-style-name="L17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fo:font-weight="normal" officeooo:rsid="001ac4f4" officeooo:paragraph-rsid="00228639" style:font-style-asian="italic" style:font-weight-asian="normal" style:font-style-complex="italic" style:font-weight-complex="normal"/>
    </style:style>
    <style:style style:name="P54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fo:font-weight="normal" officeooo:rsid="0017f53f" officeooo:paragraph-rsid="001d5327" style:font-style-asian="italic" style:font-weight-asian="normal" style:font-style-complex="italic" style:font-weight-complex="normal"/>
    </style:style>
    <style:style style:name="P55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fo:font-weight="normal" officeooo:rsid="001d5327" officeooo:paragraph-rsid="001d5327" style:font-style-asian="italic" style:font-weight-asian="normal" style:font-style-complex="italic" style:font-weight-complex="normal"/>
    </style:style>
    <style:style style:name="P56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fo:font-weight="normal" officeooo:rsid="001d5327" officeooo:paragraph-rsid="001f5202" style:font-style-asian="italic" style:font-weight-asian="normal" style:font-style-complex="italic" style:font-weight-complex="normal"/>
    </style:style>
    <style:style style:name="P57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fo:font-weight="normal" officeooo:rsid="001d5327" officeooo:paragraph-rsid="00209670" style:font-style-asian="italic" style:font-weight-asian="normal" style:font-style-complex="italic" style:font-weight-complex="normal"/>
    </style:style>
    <style:style style:name="P58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fo:font-weight="normal" officeooo:rsid="001d5327" officeooo:paragraph-rsid="002193c9" style:font-style-asian="italic" style:font-weight-asian="normal" style:font-style-complex="italic" style:font-weight-complex="normal"/>
    </style:style>
    <style:style style:name="P59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fo:font-weight="normal" officeooo:rsid="001d5327" officeooo:paragraph-rsid="00228639" style:font-style-asian="italic" style:font-weight-asian="normal" style:font-style-complex="italic" style:font-weight-complex="normal"/>
    </style:style>
    <style:style style:name="P60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fo:font-weight="normal" officeooo:rsid="001f5202" officeooo:paragraph-rsid="001f5202" style:font-style-asian="italic" style:font-weight-asian="normal" style:font-style-complex="italic" style:font-weight-complex="normal"/>
    </style:style>
    <style:style style:name="P61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fo:font-weight="normal" officeooo:rsid="001f5202" officeooo:paragraph-rsid="00209670" style:font-style-asian="italic" style:font-weight-asian="normal" style:font-style-complex="italic" style:font-weight-complex="normal"/>
    </style:style>
    <style:style style:name="P62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fo:font-weight="normal" officeooo:rsid="001f5202" officeooo:paragraph-rsid="002193c9" style:font-style-asian="italic" style:font-weight-asian="normal" style:font-style-complex="italic" style:font-weight-complex="normal"/>
    </style:style>
    <style:style style:name="P63" style:family="paragraph" style:parent-style-name="Standard" style:list-style-name="L16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fo:font-weight="normal" officeooo:rsid="001f5202" officeooo:paragraph-rsid="002193c9" style:font-style-asian="italic" style:font-weight-asian="normal" style:font-style-complex="italic" style:font-weight-complex="normal"/>
    </style:style>
    <style:style style:name="P64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fo:font-weight="normal" officeooo:rsid="001f5202" officeooo:paragraph-rsid="00228639" style:font-style-asian="italic" style:font-weight-asian="normal" style:font-style-complex="italic" style:font-weight-complex="normal"/>
    </style:style>
    <style:style style:name="P65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fo:font-weight="normal" officeooo:rsid="00209670" officeooo:paragraph-rsid="00209670" style:font-style-asian="italic" style:font-weight-asian="normal" style:font-style-complex="italic" style:font-weight-complex="normal"/>
    </style:style>
    <style:style style:name="P66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style:font-name="AnjaliOldLipi" fo:font-style="italic" fo:font-weight="normal" officeooo:rsid="00209670" officeooo:paragraph-rsid="002193c9" style:font-style-asian="italic" style:font-weight-asian="normal" style:font-style-complex="italic" style:font-weight-complex="normal"/>
    </style:style>
    <style:style style:name="P67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/>
      <style:text-properties style:font-name="AnjaliOldLipi" officeooo:rsid="00157e81" officeooo:paragraph-rsid="00157e81"/>
    </style:style>
    <style:style style:name="P68" style:family="paragraph" style:parent-style-name="Standard" style:list-style-name="L10">
      <loext:graphic-properties draw:fill="none"/>
      <style:paragraph-properties fo:line-height="150%" fo:text-align="justify" style:justify-single-word="false" fo:background-color="transparent"/>
      <style:text-properties officeooo:paragraph-rsid="001d5327"/>
    </style:style>
    <style:style style:name="P69" style:family="paragraph" style:parent-style-name="Standard" style:list-style-name="L10">
      <loext:graphic-properties draw:fill="none"/>
      <style:paragraph-properties fo:line-height="150%" fo:text-align="justify" style:justify-single-word="false" fo:background-color="transparent"/>
      <style:text-properties officeooo:paragraph-rsid="002193c9"/>
    </style:style>
    <style:style style:name="P70" style:family="paragraph" style:parent-style-name="Standard" style:list-style-name="L10">
      <loext:graphic-properties draw:fill="none"/>
      <style:paragraph-properties fo:line-height="150%" fo:text-align="justify" style:justify-single-word="false" fo:background-color="transparent"/>
      <style:text-properties officeooo:paragraph-rsid="00228639"/>
    </style:style>
    <style:style style:name="P71" style:family="paragraph" style:parent-style-name="Standard" style:list-style-name="L15">
      <loext:graphic-properties draw:fill="none"/>
      <style:paragraph-properties fo:line-height="150%" fo:text-align="justify" style:justify-single-word="false" fo:background-color="transparent"/>
      <style:text-properties officeooo:paragraph-rsid="002193c9"/>
    </style:style>
    <style:style style:name="P72" style:family="paragraph" style:parent-style-name="Standard" style:list-style-name="L18">
      <loext:graphic-properties draw:fill="none"/>
      <style:paragraph-properties fo:line-height="150%" fo:text-align="justify" style:justify-single-word="false" fo:background-color="transparent"/>
      <style:text-properties officeooo:paragraph-rsid="00228639"/>
    </style:style>
    <style:style style:name="P73" style:family="paragraph" style:parent-style-name="Standard">
      <loext:graphic-properties draw:fill="none"/>
      <style:paragraph-properties fo:margin-left="1in" fo:margin-right="0in" fo:line-height="150%" fo:text-align="justify" style:justify-single-word="false" fo:text-indent="0in" style:auto-text-indent="false" fo:background-color="transparent"/>
      <style:text-properties style:font-name="AnjaliOldLipi" fo:font-style="normal" officeooo:rsid="00157e81" officeooo:paragraph-rsid="0017f53f" style:font-style-asian="normal" style:font-style-complex="normal"/>
    </style:style>
    <style:style style:name="P7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AnjaliOldLipi" fo:font-style="normal" officeooo:rsid="00157e81" officeooo:paragraph-rsid="0019c870" style:font-style-asian="normal" style:font-style-complex="normal"/>
    </style:style>
    <style:style style:name="P7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AnjaliOldLipi" fo:font-style="normal" officeooo:rsid="00157e81" officeooo:paragraph-rsid="001ac4f4" style:font-style-asian="normal" style:font-style-complex="normal"/>
    </style:style>
    <style:style style:name="P76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AnjaliOldLipi" officeooo:rsid="00157e81" officeooo:paragraph-rsid="00157e81"/>
    </style:style>
    <style:style style:name="P77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style:font-name="AnjaliOldLipi" fo:font-size="14pt" fo:font-weight="bold" officeooo:rsid="00157e81" officeooo:paragraph-rsid="00157e81" style:font-size-asian="14pt" style:font-weight-asian="bold" style:font-size-complex="14pt" style:font-weight-complex="bold"/>
    </style:style>
    <style:style style:name="T1" style:family="text">
      <style:text-properties officeooo:rsid="00157e81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57e81" style:font-style-asian="normal" style:font-style-complex="normal"/>
    </style:style>
    <style:style style:name="T4" style:family="text">
      <style:text-properties fo:font-style="normal" officeooo:rsid="0019c870" style:font-style-asian="normal" style:font-style-complex="normal"/>
    </style:style>
    <style:style style:name="T5" style:family="text">
      <style:text-properties fo:font-style="normal" officeooo:rsid="001ac4f4" style:font-style-asian="normal" style:font-style-complex="normal"/>
    </style:style>
    <style:style style:name="T6" style:family="text">
      <style:text-properties fo:font-style="normal" officeooo:rsid="001bac6d" style:font-style-asian="normal" style:font-style-complex="normal"/>
    </style:style>
    <style:style style:name="T7" style:family="text">
      <style:text-properties fo:font-style="normal" officeooo:rsid="0017f53f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officeooo:rsid="001ac4f4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bac6d" style:font-style-asian="normal" style:font-weight-asian="normal" style:font-style-complex="normal" style:font-weight-complex="normal"/>
    </style:style>
    <style:style style:name="T11" style:family="text">
      <style:text-properties officeooo:rsid="0017f53f"/>
    </style:style>
    <style:style style:name="T12" style:family="text">
      <style:text-properties officeooo:rsid="0019c870"/>
    </style:style>
    <style:style style:name="T13" style:family="text">
      <style:text-properties fo:font-style="italic" officeooo:rsid="00157e81" style:font-style-asian="italic" style:font-style-complex="italic"/>
    </style:style>
    <style:style style:name="T14" style:family="text">
      <style:text-properties fo:font-style="italic" officeooo:rsid="0017f53f" style:font-style-asian="italic" style:font-style-complex="italic"/>
    </style:style>
    <style:style style:name="T15" style:family="text">
      <style:text-properties officeooo:rsid="001ac4f4"/>
    </style:style>
    <style:style style:name="T16" style:family="text">
      <style:text-properties style:font-name="AnjaliOldLipi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AnjaliOldLipi" fo:font-style="normal" fo:font-weight="normal" officeooo:rsid="001ac4f4" style:font-style-asian="normal" style:font-weight-asian="normal" style:font-style-complex="normal" style:font-weight-complex="normal"/>
    </style:style>
    <style:style style:name="T18" style:family="text">
      <style:text-properties style:font-name="AnjaliOldLipi" fo:font-style="normal" fo:font-weight="normal" officeooo:rsid="00228639" style:font-style-asian="normal" style:font-weight-asian="normal" style:font-style-complex="normal" style:font-weight-complex="normal"/>
    </style:style>
    <style:style style:name="T19" style:family="text">
      <style:text-properties style:font-name="AnjaliOldLipi" fo:font-style="italic" officeooo:rsid="001f5202" style:font-style-asian="italic" style:font-style-complex="italic"/>
    </style:style>
    <style:style style:name="T20" style:family="text">
      <style:text-properties style:font-name="AnjaliOldLipi" fo:font-style="italic" officeooo:rsid="002193c9" style:font-style-asian="italic" style:font-style-complex="italic"/>
    </style:style>
    <style:style style:name="T21" style:family="text">
      <style:text-properties style:font-name="AnjaliOldLipi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AnjaliOldLipi" fo:font-style="italic" fo:font-weight="normal" officeooo:rsid="0017f53f" style:font-style-asian="italic" style:font-weight-asian="normal" style:font-style-complex="italic" style:font-weight-complex="normal"/>
    </style:style>
    <style:style style:name="T23" style:family="text">
      <style:text-properties style:font-name="AnjaliOldLipi" fo:font-style="italic" fo:font-weight="normal" officeooo:rsid="001ac4f4" style:font-style-asian="italic" style:font-weight-asian="normal" style:font-style-complex="italic" style:font-weight-complex="normal"/>
    </style:style>
    <style:style style:name="T24" style:family="text">
      <style:text-properties style:font-name="AnjaliOldLipi" fo:font-style="italic" fo:font-weight="normal" officeooo:rsid="001d5327" style:font-style-asian="italic" style:font-weight-asian="normal" style:font-style-complex="italic" style:font-weight-complex="normal"/>
    </style:style>
    <style:style style:name="T25" style:family="text">
      <style:text-properties style:font-name="AnjaliOldLipi" fo:font-style="italic" fo:font-weight="normal" officeooo:rsid="001f5202" style:font-style-asian="italic" style:font-weight-asian="normal" style:font-style-complex="italic" style:font-weight-complex="normal"/>
    </style:style>
    <style:style style:name="T26" style:family="text">
      <style:text-properties style:font-name="AnjaliOldLipi" fo:font-style="italic" fo:font-weight="normal" officeooo:rsid="00209670" style:font-style-asian="italic" style:font-weight-asian="normal" style:font-style-complex="italic" style:font-weight-complex="normal"/>
    </style:style>
    <style:style style:name="T27" style:family="text">
      <style:text-properties style:font-name="AnjaliOldLipi" fo:font-style="italic" fo:font-weight="normal" officeooo:rsid="002193c9" style:font-style-asian="italic" style:font-weight-asian="normal" style:font-style-complex="italic" style:font-weight-complex="normal"/>
    </style:style>
    <style:style style:name="T28" style:family="text">
      <style:text-properties style:font-name="AnjaliOldLipi" fo:font-style="italic" fo:font-weight="bold" officeooo:rsid="001f5202" style:font-style-asian="italic" style:font-weight-asian="bold" style:font-style-complex="italic" style:font-weight-complex="bold"/>
    </style:style>
    <style:style style:name="T29" style:family="text">
      <style:text-properties style:font-name="AnjaliOldLipi" fo:font-style="italic" fo:font-weight="bold" officeooo:rsid="002193c9" style:font-style-asian="italic" style:font-weight-asian="bold" style:font-style-complex="italic" style:font-weight-complex="bold"/>
    </style:style>
    <style:style style:name="T30" style:family="text">
      <style:text-properties style:font-name="AnjaliOldLipi" fo:font-style="italic" fo:font-weight="bold" officeooo:rsid="00228639" style:font-style-asian="italic" style:font-weight-asian="bold" style:font-style-complex="italic" style:font-weight-complex="bold"/>
    </style:style>
    <style:style style:name="T31" style:family="text">
      <style:text-properties officeooo:rsid="001d5327"/>
    </style:style>
    <style:style style:name="T32" style:family="text">
      <style:text-properties officeooo:rsid="001f5202"/>
    </style:style>
    <style:style style:name="T33" style:family="text">
      <style:text-properties officeooo:rsid="002193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Fspec</text:p>
      <text:p text:style-name="P76"/>
      <text:p text:style-name="P19">User database program should work like this:</text:p>
      <text:list xml:id="list3666380275" text:style-name="L1">
        <text:list-item>
          <text:p text:style-name="P29">When we run the script it will require to register 10 users. Users need to be 3 roles: </text:p>
          <text:list>
            <text:list-item>
              <text:list>
                <text:list-header>
                  <text:p text:style-name="P44"><text:span text:style-name="T1">m</text:span>essage :</text:p>
                </text:list-header>
              </text:list>
            </text:list-item>
          </text:list>
        </text:list-item>
      </text:list>
      <text:p text:style-name="P8"><text:tab/><text:tab/><text:tab/>You are in the registration phase</text:p>
      <text:p text:style-name="P8"><text:tab/><text:tab/><text:tab/>Please choose the role ( Manager, Employer, <text:s/>Guest ):</text:p>
      <text:p text:style-name="P9"><text:tab/><text:tab/><text:span text:style-name="T15">i</text:span><text:span text:style-name="T11">n case of incorrect typing:</text:span></text:p>
      <text:p text:style-name="P9"><text:tab/><text:tab/><text:tab/>Something is wrong!</text:p>
      <text:p text:style-name="P9"><text:tab/><text:tab/><text:tab/>Please choose the role ( Manager, Employer, <text:s/>Guest ):</text:p>
      <text:list xml:id="list481944442" text:style-name="L2">
        <text:list-item>
          <text:list>
            <text:list-item>
              <text:p text:style-name="P24"><text:span text:style-name="T3">Manager - no restriction understands uppercase </text:span><text:span text:style-name="T6">and</text:span><text:span text:style-name="T3"> lowercase letters (any typed letters ․)</text:span></text:p>
            </text:list-item>
            <text:list-item>
              <text:p text:style-name="P25"><text:span text:style-name="T3">Employee -no restriction understands uppercase </text:span><text:span text:style-name="T6">and</text:span><text:span text:style-name="T3"> lowercase letters (any typed letters ․)</text:span></text:p>
            </text:list-item>
            <text:list-item>
              <text:p text:style-name="P25"><text:span text:style-name="T3">Guest - no restriction understands uppercase </text:span><text:span text:style-name="T6">and</text:span><text:span text:style-name="T3"> lowercase letters (any typed letters ․)</text:span></text:p>
            </text:list-item>
          </text:list>
        </text:list-item>
        <text:list-item>
          <text:p text:style-name="P30">Registration should first ask the role and only after that additional information (email, salary, etc).</text:p>
          <text:list>
            <text:list-item>
              <text:p text:style-name="P30">Manager has:</text:p>
              <text:list>
                <text:list-item>
                  <text:p text:style-name="P30">name, </text:p>
                </text:list-item>
                <text:list-item>
                  <text:p text:style-name="P30">surname, </text:p>
                </text:list-item>
                <text:list-item>
                  <text:p text:style-name="P30">username, </text:p>
                </text:list-item>
                <text:list-item>
                  <text:p text:style-name="P30">email, </text:p>
                </text:list-item>
                <text:list-item>
                  <text:p text:style-name="P30">password, </text:p>
                </text:list-item>
                <text:list-item>
                  <text:p text:style-name="P30">salary</text:p>
                </text:list-item>
                <text:list-item>
                  <text:p text:style-name="P30">roles (Manager)</text:p>
                </text:list-item>
              </text:list>
            </text:list-item>
            <text:list-item>
              <text:p text:style-name="P30">Employee has:</text:p>
              <text:list>
                <text:list-item>
                  <text:p text:style-name="P30">name, </text:p>
                </text:list-item>
                <text:list-item>
                  <text:p text:style-name="P30">surname, </text:p>
                </text:list-item>
                <text:list-item>
                  <text:p text:style-name="P30">username, </text:p>
                </text:list-item>
                <text:list-item>
                  <text:p text:style-name="P67"><text:soft-page-break/><text:span text:style-name="T3">m</text:span><text:span text:style-name="T2">anager name</text:span></text:p>
                </text:list-item>
                <text:list-item>
                  <text:p text:style-name="P30">email, </text:p>
                </text:list-item>
                <text:list-item>
                  <text:p text:style-name="P30">password, </text:p>
                </text:list-item>
                <text:list-item>
                  <text:p text:style-name="P30">salary</text:p>
                </text:list-item>
                <text:list-item>
                  <text:p text:style-name="P30">roles (Employee)</text:p>
                </text:list-item>
              </text:list>
            </text:list-item>
            <text:list-item>
              <text:p text:style-name="P30">Guest has:</text:p>
              <text:list>
                <text:list-item>
                  <text:p text:style-name="P30">name, </text:p>
                </text:list-item>
                <text:list-item>
                  <text:p text:style-name="P30">surname, </text:p>
                </text:list-item>
                <text:list-item>
                  <text:p text:style-name="P30">username, </text:p>
                </text:list-item>
                <text:list-item>
                  <text:p text:style-name="P30">email, </text:p>
                </text:list-item>
                <text:list-item>
                  <text:p text:style-name="P30">password, </text:p>
                </text:list-item>
                <text:list-item>
                  <text:p text:style-name="P30">roles (Guest)</text:p>
                </text:list-item>
              </text:list>
            </text:list-item>
          </text:list>
          <text:p text:style-name="P30"/>
          <text:p text:style-name="P37">Restriction</text:p>
          <text:list>
            <text:list-item>
              <text:list>
                <text:list-item text:start-value="1">
                  <text:p text:style-name="P31">name - accept only letters, not empty, start with a capital letter</text:p>
                  <text:p text:style-name="P45"><text:span text:style-name="T1">m</text:span>essage:</text:p>
                  <text:list>
                    <text:list-header>
                      <text:p text:style-name="P45">name: </text:p>
                    </text:list-header>
                  </text:list>
                </text:list-item>
              </text:list>
            </text:list-item>
          </text:list>
        </text:list-item>
      </text:list>
      <text:p text:style-name="P10"><text:tab/><text:tab/>in case of incorrect typing:</text:p>
      <text:p text:style-name="P10"><text:tab/><text:tab/><text:tab/>Please enter the first letter of the name in capital letters: </text:p>
      <text:p text:style-name="P10"><text:s/><text:tab/><text:tab/><text:tab/>LAST WARNING</text:p>
      <text:p text:style-name="P10"><text:tab/><text:tab/>In case of one wrong typing։</text:p>
      <text:p text:style-name="P10"><text:tab/><text:tab/><text:tab/>--------------</text:p>
      <text:p text:style-name="P10"><text:tab/><text:tab/><text:tab/>PROGRAM END</text:p>
      <text:list xml:id="list142748330577277" text:continue-numbering="true" text:style-name="L2">
        <text:list-item>
          <text:list>
            <text:list-item>
              <text:list>
                <text:list-item>
                  <text:p text:style-name="P31">surname - accept only letters, not empty, start with a capital letter</text:p>
                </text:list-item>
              </text:list>
            </text:list-item>
          </text:list>
        </text:list-item>
      </text:list>
      <text:p text:style-name="P23"><text:span text:style-name="T1">m</text:span>essage:</text:p>
      <text:p text:style-name="P20"><text:tab/><text:span text:style-name="T12">sur</text:span>name: </text:p>
      <text:p text:style-name="P20">in case of incorrect typing:</text:p>
      <text:p text:style-name="P20"><text:tab/>Please enter the first letter of the name in capital letters: </text:p>
      <text:p text:style-name="P20"><text:s/><text:tab/>LAST WARNING</text:p>
      <text:p text:style-name="P20">In case of one wrong typing։</text:p>
      <text:p text:style-name="P20"><text:soft-page-break/><text:tab/>--------------</text:p>
      <text:p text:style-name="P73"><text:tab/>PROGRAM END</text:p>
      <text:p text:style-name="P73"/>
      <text:list xml:id="list4065422757" text:style-name="L3">
        <text:list-item>
          <text:p text:style-name="P26"><text:span text:style-name="T3">username - not empty, accept letters from the beginning, </text:span><text:span text:style-name="T4">the end </text:span><text:span text:style-name="T3">use </text:span><text:span text:style-name="T4">numbers,</text:span><text:span text:style-name="T3"> dot </text:span><text:span text:style-name="T4">and </text:span><text:span text:style-name="T3"><text:s/>underline (. </text:span><text:span text:style-name="T4">and</text:span><text:span text:style-name="T3"> _) </text:span></text:p>
        </text:list-item>
      </text:list>
      <text:p text:style-name="P7"><text:tab/><text:tab/><text:span text:style-name="T13">m</text:span><text:span text:style-name="T14">essage:</text:span></text:p>
      <text:p text:style-name="P21"><text:tab/><text:span text:style-name="T12">user</text:span>name: </text:p>
      <text:p text:style-name="P21">in case of incorrect typing:</text:p>
      <text:p text:style-name="P21"><text:tab/>Please write the last name in lower case and use this . - characters:</text:p>
      <text:p text:style-name="P21"><text:s/><text:tab/>LAST WARNING</text:p>
      <text:p text:style-name="P21">In case of one wrong typing։</text:p>
      <text:p text:style-name="P21"><text:tab/>--------------</text:p>
      <text:p text:style-name="P32"><text:tab/><text:tab/><text:tab/>PROGRAM END</text:p>
      <text:list xml:id="list142749100312098" text:continue-list="list142748330577277" text:style-name="L2">
        <text:list-item>
          <text:list>
            <text:list-item>
              <text:list>
                <text:list-item>
                  <text:p text:style-name="P46"><text:span text:style-name="T3">email - not empty, lowercase, check 3 </text:span><text:span text:style-name="T4">email </text:span><text:span text:style-name="T3">addresses (mail.ru, gmail.com, yandex.ru)</text:span></text:p>
                </text:list-item>
              </text:list>
            </text:list-item>
          </text:list>
        </text:list-item>
      </text:list>
      <text:p text:style-name="P11"><text:span text:style-name="T3"><text:tab/><text:tab/></text:span><text:span text:style-name="T1">m</text:span>essage:</text:p>
      <text:p text:style-name="P21"><text:tab/><text:span text:style-name="T12">email</text:span>: </text:p>
      <text:p text:style-name="P21">in case of incorrect typing:</text:p>
      <text:p text:style-name="P21"><text:tab/>Please write the email (email is ending @mail.ru, @gmail.com or yandex.ru):</text:p>
      <text:p text:style-name="P21"><text:s/><text:tab/>LAST WARNING</text:p>
      <text:p text:style-name="P21">In case of one wrong typing։</text:p>
      <text:p text:style-name="P21"><text:tab/>--------------</text:p>
      <text:p text:style-name="P32"><text:tab/><text:tab/><text:tab/>PROGRAM END</text:p>
      <text:list xml:id="list3664572876" text:style-name="L4">
        <text:list-item>
          <text:p text:style-name="P27"><text:span text:style-name="T4">salary</text:span><text:span text:style-name="T3"> - not empty, positive number, minimum wage</text:span></text:p>
        </text:list-item>
      </text:list>
      <text:p text:style-name="P11"><text:span text:style-name="T3"><text:tab/><text:tab/></text:span><text:span text:style-name="T1">m</text:span>essage:</text:p>
      <text:p text:style-name="P21"><text:tab/><text:span text:style-name="T12">salary:</text:span> </text:p>
      <text:p text:style-name="P21">in case of incorrect typing:</text:p>
      <text:p text:style-name="P21"><text:tab/>Please enter the positive number, number the greater 0: </text:p>
      <text:p text:style-name="P21"><text:s/><text:tab/>LAST WARNING</text:p>
      <text:p text:style-name="P21"><text:soft-page-break/>In case of one wrong typing։</text:p>
      <text:p text:style-name="P21"><text:tab/>--------------</text:p>
      <text:p text:style-name="P74"><text:tab/><text:tab/><text:tab/>PROGRAM END</text:p>
      <text:p text:style-name="P34"><text:tab/><text:tab/><text:tab/></text:p>
      <text:list xml:id="list142749029224162" text:continue-numbering="true" text:style-name="L4">
        <text:list-item>
          <text:p text:style-name="P27"><text:span text:style-name="T3"><text:s/></text:span><text:span text:style-name="T4">password </text:span><text:span text:style-name="T3">- not empty, at least 8 characters, use uppercase </text:span><text:span text:style-name="T5">and</text:span><text:span text:style-name="T3"> lowercase </text:span><text:span text:style-name="T5">and</text:span><text:span text:style-name="T3"> number</text:span></text:p>
        </text:list-item>
      </text:list>
      <text:p text:style-name="P11"><text:span text:style-name="T3"><text:tab/><text:tab/></text:span><text:span text:style-name="T1">m</text:span>essage:</text:p>
      <text:p text:style-name="P21"><text:tab/><text:span text:style-name="T12">password (Please print min 8 simbol, A, a): </text:span><text:s/></text:p>
      <text:p text:style-name="P21">in case of incorrect typing:</text:p>
      <text:p text:style-name="P22"><text:tab/><text:span text:style-name="T12">password (Please print min 8 simbol, A, a): </text:span><text:s/></text:p>
      <text:p text:style-name="P21"><text:s/><text:tab/>LAST WARNING</text:p>
      <text:p text:style-name="P21">In case of one wrong typing։</text:p>
      <text:p text:style-name="P21"><text:tab/>--------------</text:p>
      <text:p text:style-name="P74"><text:tab/><text:tab/><text:tab/>PROGRAM END</text:p>
      <text:list xml:id="list1461654393" text:style-name="L5">
        <text:list-header>
          <text:p text:style-name="P33"/>
        </text:list-header>
      </text:list>
      <text:p text:style-name="P75"/>
      <text:list xml:id="list4018098944" text:style-name="L6">
        <text:list-item>
          <text:p text:style-name="P47"><text:span text:style-name="T3">u</text:span><text:span text:style-name="T2">sername and email - should not be repeated with another user</text:span></text:p>
          <text:p text:style-name="P35">in case of incarrect typing message:</text:p>
        </text:list-item>
      </text:list>
      <text:p text:style-name="P36"><text:tab/>-- There is a user registered under this username/email. Please try again !</text:p>
      <text:p text:style-name="P36"><text:tab/>name: </text:p>
      <text:p text:style-name="P12"><text:span text:style-name="T2"><text:tab/></text:span><text:span text:style-name="T8">asks for end user data again</text:span></text:p>
      <text:p text:style-name="P38"/>
      <text:p text:style-name="P38"/>
      <text:list xml:id="list1619992382" text:style-name="L7">
        <text:list-item>
          <text:p text:style-name="P28"><text:span text:style-name="T9">Upon successful completion of the registration, a file named database.json is created, if it does not exist (if there is a file with this name, it deletes the content <text:s/>writes new data) </text:span><text:span text:style-name="T10">and <text:s/></text:span><text:span text:style-name="T9"><text:s/>writes the data of registered users</text:span></text:p>
        </text:list-item>
        <text:list-item>
          <text:p text:style-name="P39">After a successful completion, everything will be displayed on the screen</text:p>
        </text:list-item>
      </text:list>
      <text:p text:style-name="P40"><text:tab/><text:tab/>You are in the sign in phase</text:p>
      <text:list xml:id="list1417173454" text:style-name="L8">
        <text:list-item>
          <text:p text:style-name="P41">After registering 10 users the script will ask to sign in. For the sign in it will require username and then password.</text:p>
        </text:list-item>
      </text:list>
      <text:p text:style-name="P18"><text:soft-page-break/><text:span text:style-name="T17"><text:tab/><text:tab/>M</text:span><text:span text:style-name="T16">essage:<text:line-break/><text:tab/><text:tab/><text:tab/>Enter username: </text:span></text:p>
      <text:p text:style-name="P42"><text:tab/><text:tab/><text:tab/>enter password:</text:p>
      <text:p text:style-name="P1"><text:span text:style-name="T16"><text:tab/><text:tab/></text:span><text:span text:style-name="T21">i</text:span><text:span text:style-name="T22">n case of incorrect typing:</text:span></text:p>
      <text:p text:style-name="P54"><text:tab/><text:tab/><text:tab/>Something is wrong! </text:p>
      <text:list xml:id="list1646629512" text:style-name="L9">
        <text:list-item>
          <text:p text:style-name="P43">After a successful login, <text:s/>will be displayed on the screen:</text:p>
        </text:list-item>
      </text:list>
      <text:p text:style-name="P13"><text:span text:style-name="T7"><text:tab/></text:span><text:span text:style-name="T11"><text:tab/>welcome your rol is </text:span><text:span text:style-name="T31">{rol name}</text:span></text:p>
      <text:p text:style-name="Standard">if <text:span text:style-name="T33">l</text:span>ogin Manager</text:p>
      <text:list xml:id="list2027709050" text:style-name="L10">
        <text:list-item>
          <text:p text:style-name="P68"><text:span text:style-name="T24">i</text:span><text:span text:style-name="T23">f you want change your password, enter y/n: </text:span></text:p>
        </text:list-item>
      </text:list>
      <text:p text:style-name="P13"><text:tab/><text:tab/><text:span text:style-name="T31">if enter y :</text:span></text:p>
      <text:p text:style-name="P13"><text:tab/><text:tab/><text:tab/><text:span text:style-name="T31">message:</text:span></text:p>
      <text:p text:style-name="P13"><text:tab/><text:tab/><text:tab/><text:tab/>enter new password: </text:p>
      <text:p text:style-name="P13"><text:tab/><text:tab/><text:tab/><text:span text:style-name="T32">successfully:</text:span></text:p>
      <text:p text:style-name="P14"><text:tab/><text:tab/><text:tab/><text:tab/><text:span text:style-name="T32">C</text:span>hange password, successfully !!!</text:p>
      <text:p text:style-name="P1"><text:span text:style-name="T23"><text:tab/><text:tab/></text:span><text:span text:style-name="T24">if enter n or press another key:</text:span><text:span text:style-name="T23"><text:tab/><text:tab/><text:tab/></text:span></text:p>
      <text:list xml:id="list2722184559" text:style-name="L11">
        <text:list-item>
          <text:p text:style-name="P48">If you want change your username, enter y/n: </text:p>
        </text:list-item>
      </text:list>
      <text:p text:style-name="P55"><text:tab/><text:tab/>if enter y :</text:p>
      <text:p text:style-name="P13"><text:tab/><text:tab/><text:tab/><text:span text:style-name="T31">message:</text:span></text:p>
      <text:p text:style-name="P1"><text:span text:style-name="T23"><text:tab/><text:tab/><text:tab/><text:tab/>enter new </text:span><text:span text:style-name="T24">username</text:span><text:span text:style-name="T23">: </text:span></text:p>
      <text:p text:style-name="P60"><text:tab/><text:tab/><text:tab/>successfully:</text:p>
      <text:p text:style-name="P14"><text:span text:style-name="T23"><text:tab/><text:tab/><text:tab/><text:tab/></text:span><text:span text:style-name="T32">C</text:span><text:span text:style-name="T23">hange password, successfully !!!</text:span></text:p>
      <text:p text:style-name="P1"><text:span text:style-name="T23"><text:tab/><text:tab/></text:span><text:span text:style-name="T24">if enter n or press another key:</text:span></text:p>
      <text:list xml:id="list3306175321" text:style-name="L12">
        <text:list-item>
          <text:p text:style-name="P49">If you want print your salary, enter y/n: </text:p>
        </text:list-item>
      </text:list>
      <text:p text:style-name="P56"><text:tab/><text:tab/>if enter y :</text:p>
      <text:p text:style-name="P14"><text:tab/><text:tab/><text:tab/><text:span text:style-name="T31">message:</text:span></text:p>
      <text:p text:style-name="P4"><text:span text:style-name="T23"><text:tab/><text:tab/><text:tab/><text:tab/></text:span><text:span text:style-name="T25">salary: {salary value}</text:span></text:p>
      <text:p text:style-name="P14"><text:tab/><text:tab/><text:span text:style-name="T31">if enter n or press another key:</text:span></text:p>
      <text:list xml:id="list19405756" text:style-name="L13">
        <text:list-item>
          <text:p text:style-name="P50">If you want see your employments data, enter y/n: </text:p>
        </text:list-item>
      </text:list>
      <text:p text:style-name="P56"><text:tab/><text:tab/>If enter y :</text:p>
      <text:p text:style-name="P14"><text:tab/><text:tab/><text:tab/><text:span text:style-name="T31">message:</text:span></text:p>
      <text:p text:style-name="P4"><text:span text:style-name="T23"><text:tab/><text:tab/><text:tab/><text:tab/></text:span><text:span text:style-name="T25">{employer data}</text:span></text:p>
      <text:p text:style-name="P60"><text:soft-page-break/><text:tab/><text:tab/><text:tab/>do you want change this employer username, please enter y/n: </text:p>
      <text:p text:style-name="P60"><text:tab/><text:tab/><text:tab/>if enter y : </text:p>
      <text:p text:style-name="P60"><text:tab/><text:tab/><text:tab/><text:tab/>Please new username: {new username}</text:p>
      <text:p text:style-name="P60"><text:tab/><text:tab/><text:tab/><text:tab/>Change username, successfully !!!</text:p>
      <text:p text:style-name="P14"><text:tab/><text:tab/><text:tab/><text:span text:style-name="T31">if enter n or press another key </text:span><text:span text:style-name="T32">or change username successful:</text:span></text:p>
      <text:p text:style-name="P14"><text:tab/><text:tab/><text:tab/><text:tab/>do you want change this employer password, please enter y/n: </text:p>
      <text:p text:style-name="P14"><text:tab/><text:tab/><text:tab/><text:tab/><text:tab/><text:span text:style-name="T32">if enter y : </text:span></text:p>
      <text:p text:style-name="P60"><text:tab/><text:tab/><text:tab/><text:tab/><text:tab/><text:tab/>Please new password: {new password}</text:p>
      <text:p text:style-name="P60"><text:tab/><text:tab/><text:tab/><text:tab/><text:tab/><text:tab/>Change password, successfully !!!</text:p>
      <text:p text:style-name="P4"><text:span text:style-name="T24"><text:tab/><text:tab/><text:tab/>if enter n or press another key </text:span><text:span text:style-name="T25">or change password successful:</text:span></text:p>
      <text:list xml:id="list142750352942592" text:continue-numbering="true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0">do you want change this employer salary, please enter y/n: 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0"><text:tab/><text:tab/><text:tab/><text:tab/><text:tab/>if enter y : </text:p>
      <text:p text:style-name="P60"><text:tab/><text:tab/><text:tab/><text:tab/><text:tab/><text:tab/>Please new salary: {new salary}</text:p>
      <text:p text:style-name="P60"><text:tab/><text:tab/><text:tab/><text:tab/><text:tab/><text:tab/>Change salary, successfully !!!</text:p>
      <text:p text:style-name="P4"><text:span text:style-name="T24"><text:tab/><text:tab/><text:tab/>if enter n or press another key </text:span><text:span text:style-name="T25">or change </text:span><text:span text:style-name="T26">salary</text:span><text:span text:style-name="T25"> successful:</text:span></text:p>
      <text:p text:style-name="P60"><text:tab/>If you want see guests data, enter y/n: <text:tab/><text:tab/></text:p>
      <text:p text:style-name="P57"><text:tab/><text:tab/>If enter y :</text:p>
      <text:p text:style-name="P5"><text:span text:style-name="T26"><text:tab/><text:tab/><text:tab/></text:span><text:span text:style-name="T25">{</text:span><text:span text:style-name="T26">guest</text:span><text:span text:style-name="T25"> data}</text:span></text:p>
      <text:p text:style-name="P61"><text:tab/><text:tab/><text:tab/>do you want change this guest username, please enter y/n: </text:p>
      <text:p text:style-name="P61"><text:tab/><text:tab/><text:tab/><text:tab/>if enter y : </text:p>
      <text:p text:style-name="P5"><text:span text:style-name="T25"><text:tab/><text:tab/><text:tab/><text:tab/><text:tab/>Please new </text:span><text:span text:style-name="T26">username</text:span><text:span text:style-name="T25">: {new </text:span><text:span text:style-name="T26">username</text:span><text:span text:style-name="T25">}</text:span></text:p>
      <text:p text:style-name="P5"><text:span text:style-name="T25"><text:tab/><text:tab/><text:tab/><text:tab/><text:tab/></text:span><text:span text:style-name="T26">C</text:span><text:span text:style-name="T25">hange </text:span><text:span text:style-name="T26">username</text:span><text:span text:style-name="T25">, successfully !!!</text:span></text:p>
      <text:p text:style-name="P5"><text:span text:style-name="T25"><text:tab/><text:tab/><text:tab/><text:tab/></text:span><text:span text:style-name="T26">if enter n or another key:</text:span></text:p>
      <text:p text:style-name="P65"><text:tab/><text:tab/><text:tab/><text:tab/>do you want change this guest password, please enter y/n: </text:p>
      <text:p text:style-name="P61"><text:tab/><text:tab/><text:tab/><text:tab/><text:tab/>if enter y : </text:p>
      <text:p text:style-name="P5"><text:span text:style-name="T25"><text:tab/><text:tab/><text:tab/><text:tab/><text:tab/><text:tab/>Please new </text:span><text:span text:style-name="T26">password</text:span><text:span text:style-name="T25">: {new </text:span><text:span text:style-name="T26">password</text:span><text:span text:style-name="T25">}</text:span></text:p>
      <text:p text:style-name="P5"><text:span text:style-name="T25"><text:tab/><text:tab/><text:tab/><text:tab/><text:tab/><text:tab/></text:span><text:span text:style-name="T26">C</text:span><text:span text:style-name="T25">hange </text:span><text:span text:style-name="T26">password</text:span><text:span text:style-name="T25">, successfully !!!</text:span></text:p>
      <text:p text:style-name="P61"><text:tab/><text:tab/></text:p>
      <text:p text:style-name="P65"><text:tab/><text:tab/></text:p>
      <text:p text:style-name="P6"><text:span text:style-name="T19">if </text:span><text:span text:style-name="T20">l</text:span><text:span text:style-name="T19">ogin </text:span><text:span text:style-name="T20">Employer</text:span></text:p>
      <text:list xml:id="list142749888666785" text:continue-list="list2027709050" text:style-name="L10">
        <text:list-item>
          <text:p text:style-name="P69"><text:soft-page-break/><text:span text:style-name="T24">i</text:span><text:span text:style-name="T23">f you want change your password, enter y/n: </text:span></text:p>
        </text:list-item>
      </text:list>
      <text:p text:style-name="P15"><text:tab/><text:tab/><text:span text:style-name="T31">if enter y :</text:span></text:p>
      <text:p text:style-name="P15"><text:tab/><text:tab/><text:tab/><text:span text:style-name="T31">message:</text:span></text:p>
      <text:p text:style-name="P15"><text:tab/><text:tab/><text:tab/><text:tab/>enter new password: </text:p>
      <text:p text:style-name="P15"><text:tab/><text:tab/><text:tab/><text:span text:style-name="T32">successfully:</text:span></text:p>
      <text:p text:style-name="P15"><text:tab/><text:tab/><text:tab/><text:tab/><text:span text:style-name="T32">C</text:span>hange password, successfully !!!</text:p>
      <text:p text:style-name="P2"><text:span text:style-name="T23"><text:tab/><text:tab/></text:span><text:span text:style-name="T24">if enter n or press another key:</text:span><text:span text:style-name="T23"><text:tab/><text:tab/><text:tab/></text:span></text:p>
      <text:list xml:id="list4134807116" text:style-name="L14">
        <text:list-item>
          <text:p text:style-name="P51">If you want change your username, enter y/n: </text:p>
        </text:list-item>
      </text:list>
      <text:p text:style-name="P58"><text:tab/><text:tab/>if enter y :</text:p>
      <text:p text:style-name="P15"><text:tab/><text:tab/><text:tab/><text:span text:style-name="T31">message:</text:span></text:p>
      <text:p text:style-name="P2"><text:span text:style-name="T23"><text:tab/><text:tab/><text:tab/><text:tab/>enter new </text:span><text:span text:style-name="T24">username</text:span><text:span text:style-name="T23">: </text:span></text:p>
      <text:p text:style-name="P62"><text:tab/><text:tab/><text:tab/>successfully:</text:p>
      <text:p text:style-name="P15"><text:tab/><text:tab/><text:tab/><text:tab/><text:span text:style-name="T32">C</text:span>hange password, successfully !!!</text:p>
      <text:p text:style-name="P2"><text:span text:style-name="T23"><text:tab/><text:tab/></text:span><text:span text:style-name="T24">if enter n or press another key:</text:span></text:p>
      <text:list xml:id="list1961024287" text:style-name="L15">
        <text:list-item>
          <text:p text:style-name="P52">If you want print your salary, enter y/n: </text:p>
        </text:list-item>
      </text:list>
      <text:p text:style-name="P58"><text:tab/><text:tab/>if enter y :</text:p>
      <text:p text:style-name="P15"><text:tab/><text:tab/><text:tab/><text:span text:style-name="T31">message:</text:span></text:p>
      <text:p text:style-name="P2"><text:span text:style-name="T23"><text:tab/><text:tab/><text:tab/><text:tab/></text:span><text:span text:style-name="T25">salary: {salary value}</text:span></text:p>
      <text:p text:style-name="P15"><text:tab/><text:tab/><text:span text:style-name="T31">if enter n or press another key:</text:span></text:p>
      <text:list xml:id="list142748611180642" text:continue-numbering="true" text:style-name="L15">
        <text:list-item>
          <text:p text:style-name="P71"><text:span text:style-name="T23">If you want print your </text:span><text:span text:style-name="T27">manager name</text:span><text:span text:style-name="T23">, enter y/n: </text:span></text:p>
        </text:list-item>
      </text:list>
      <text:p text:style-name="P58"><text:tab/><text:tab/>if enter y :</text:p>
      <text:p text:style-name="P15"><text:tab/><text:tab/><text:tab/><text:span text:style-name="T31">message:</text:span></text:p>
      <text:p text:style-name="P2"><text:span text:style-name="T23"><text:tab/><text:tab/><text:tab/><text:tab/></text:span><text:span text:style-name="T27">manager name: </text:span><text:span text:style-name="T25"><text:s/>{</text:span><text:span text:style-name="T27">manager name</text:span></text:p>
      <text:p text:style-name="P2"><text:span text:style-name="T23"><text:tab/><text:tab/></text:span><text:span text:style-name="T24">if enter n or press another key:</text:span></text:p>
      <text:list xml:id="list4231286584" text:style-name="L16">
        <text:list-item>
          <text:p text:style-name="P63">If you want see guests data, enter y/n: <text:tab/><text:tab/></text:p>
        </text:list-item>
      </text:list>
      <text:p text:style-name="P58"><text:tab/><text:tab/>If enter y :</text:p>
      <text:p text:style-name="P2"><text:span text:style-name="T26"><text:tab/><text:tab/><text:tab/></text:span><text:span text:style-name="T25">{</text:span><text:span text:style-name="T26">guest</text:span><text:span text:style-name="T25"> data}</text:span></text:p>
      <text:p text:style-name="P62"><text:tab/><text:tab/><text:tab/>do you want change this guest username, please enter y/n: </text:p>
      <text:p text:style-name="P62"><text:tab/><text:tab/><text:tab/><text:tab/>if enter y : </text:p>
      <text:p text:style-name="P2"><text:span text:style-name="T25"><text:tab/><text:tab/><text:tab/><text:tab/><text:tab/>Please new </text:span><text:span text:style-name="T26">username</text:span><text:span text:style-name="T25">: {new </text:span><text:span text:style-name="T26">username</text:span><text:span text:style-name="T25">}</text:span></text:p>
      <text:p text:style-name="P2"><text:soft-page-break/><text:span text:style-name="T25"><text:tab/><text:tab/><text:tab/><text:tab/><text:tab/></text:span><text:span text:style-name="T26">C</text:span><text:span text:style-name="T25">hange </text:span><text:span text:style-name="T26">username</text:span><text:span text:style-name="T25">, successfully !!!</text:span></text:p>
      <text:p text:style-name="P2"><text:span text:style-name="T25"><text:tab/><text:tab/><text:tab/><text:tab/></text:span><text:span text:style-name="T26">if enter n or another key:</text:span></text:p>
      <text:p text:style-name="P66"><text:tab/><text:tab/><text:tab/><text:tab/>do you want change this guest password, please enter y/n: </text:p>
      <text:p text:style-name="P62"><text:tab/><text:tab/><text:tab/><text:tab/><text:tab/>if enter y : </text:p>
      <text:p text:style-name="P2"><text:span text:style-name="T25"><text:tab/><text:tab/><text:tab/><text:tab/><text:tab/><text:tab/>Please new </text:span><text:span text:style-name="T26">password</text:span><text:span text:style-name="T25">: {new </text:span><text:span text:style-name="T26">password</text:span><text:span text:style-name="T25">}</text:span></text:p>
      <text:p text:style-name="P2"><text:span text:style-name="T25"><text:tab/><text:tab/><text:tab/><text:tab/><text:tab/><text:tab/></text:span><text:span text:style-name="T26">C</text:span><text:span text:style-name="T25">hange </text:span><text:span text:style-name="T26">password</text:span><text:span text:style-name="T25">, successfully !!!</text:span></text:p>
      <text:p text:style-name="P66"/>
      <text:p text:style-name="P66"><text:tab/><text:tab/></text:p>
      <text:p text:style-name="P54"/>
      <text:p text:style-name="P42"><text:tab/><text:tab/></text:p>
      <text:p text:style-name="P3"><text:span text:style-name="T28">if </text:span><text:span text:style-name="T29">l</text:span><text:span text:style-name="T28">ogin </text:span><text:span text:style-name="T30">Guest</text:span></text:p>
      <text:list xml:id="list142749391478250" text:continue-list="list142749888666785" text:style-name="L10">
        <text:list-item>
          <text:p text:style-name="P70"><text:span text:style-name="T24">i</text:span><text:span text:style-name="T23">f you want change your password, enter y/n: </text:span></text:p>
        </text:list-item>
      </text:list>
      <text:p text:style-name="P16"><text:tab/><text:tab/><text:span text:style-name="T31">if enter y :</text:span></text:p>
      <text:p text:style-name="P16"><text:tab/><text:tab/><text:tab/><text:span text:style-name="T31">message:</text:span></text:p>
      <text:p text:style-name="P16"><text:tab/><text:tab/><text:tab/><text:tab/>enter new password: </text:p>
      <text:p text:style-name="P16"><text:tab/><text:tab/><text:tab/><text:span text:style-name="T32">successfully:</text:span></text:p>
      <text:p text:style-name="P16"><text:tab/><text:tab/><text:tab/><text:tab/><text:span text:style-name="T32">C</text:span>hange password, successfully !!!</text:p>
      <text:p text:style-name="P3"><text:span text:style-name="T23"><text:tab/><text:tab/></text:span><text:span text:style-name="T24">if enter n or press another key:</text:span><text:span text:style-name="T23"><text:tab/><text:tab/><text:tab/></text:span></text:p>
      <text:list xml:id="list216803468" text:style-name="L17">
        <text:list-item>
          <text:p text:style-name="P53">If you want change your username, enter y/n: </text:p>
        </text:list-item>
      </text:list>
      <text:p text:style-name="P59"><text:tab/><text:tab/>if enter y :</text:p>
      <text:p text:style-name="P16"><text:tab/><text:tab/><text:tab/><text:span text:style-name="T31">message:</text:span></text:p>
      <text:p text:style-name="P3"><text:span text:style-name="T23"><text:tab/><text:tab/><text:tab/><text:tab/>enter new </text:span><text:span text:style-name="T24">username</text:span><text:span text:style-name="T23">: </text:span></text:p>
      <text:p text:style-name="P64"><text:tab/><text:tab/><text:tab/>successfully:</text:p>
      <text:p text:style-name="P16"><text:tab/><text:tab/><text:tab/><text:tab/><text:span text:style-name="T32">C</text:span>hange password, successfully !!!</text:p>
      <text:p text:style-name="P16"><text:tab/><text:tab/><text:span text:style-name="T31">if enter n or press another key:</text:span></text:p>
      <text:p text:style-name="P17"/>
      <text:list xml:id="list166307010" text:style-name="L18">
        <text:list-item>
          <text:p text:style-name="P72"><text:span text:style-name="T18">Cntr-C command need to be handled. Each time user presses Cntr-C the app will: <text:s/>if it is in the signed mode - will sign out <text:s/>if it is in signed out mode - will switch back to 10 user creation mode <text:s/>if it is in user creation mode - will close the app :All the details about the implementation are not mentioned because we want you to take a </text:span><text:soft-page-break/><text:span text:style-name="T18">unique approach. How you are going to display the information, how user can understand in which mode they are, what invalid scenarios need to be handled: they are no any definitions. Make the app as much user friendly as possible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673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22:09:04.182119731</meta:creation-date>
    <dc:date>2022-02-25T14:27:48.066856721</dc:date>
    <meta:editing-duration>PT22H58M5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9" meta:paragraph-count="218" meta:word-count="1213" meta:character-count="7155" meta:non-whitespace-character-count="5710"/>
  </office:meta>
</office:document-meta>
</file>